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style-name="podTable">
        <table:table-column/>
        <table:table-column/>
        <table:table-column/>
        <table:table-row>
          <table:table-cell table:style-name="podCell">
            <text:p>Table 1 <text:line-break/></text:p>
          </table:table-cell>
          <table:table-cell table:style-name="podCell" table:number-columns-spanned="2">
            <text:p>aaaaa<text:line-break/></text:p>
          </table:table-cell>
        </table:table-row>
        <table:table-row>
          <table:table-cell table:style-name="podCell">
            <text:p>zzz <text:line-break/></text:p>
          </table:table-cell>
          <table:table-cell table:style-name="podCell">
            <table:table table:style-name="podTable">
              <table:table-column/>
              <table:table-column/>
              <table:table-row>
                <table:table-cell table:style-name="podCell">
                  <text:p>  
    
      SubTableA</text:p>
                </table:table-cell>
                <table:table-cell table:style-name="podCell">
                  <text:p>      SubTableB</text:p>
                </table:table-cell>
              </table:table-row>
              <table:table-row>
                <table:table-cell table:style-name="podCell">
                  <text:p>    
    
      SubTableC</text:p>
                </table:table-cell>
                <table:table-cell table:style-name="podCell">
                  <text:p>      SubTableD</text:p>
                </table:table-cell>
              </table:table-row>
            </table:table>
          </table:table-cell>
          <table:table-cell table:style-name="podCell">
            <text:p><text:span text:style-name="podBold">    
  

Hello</text:span> blabla</text:p>
            <table:table table:style-name="podTable">
              <table:table-column/>
              <table:table-row>
                <table:table-cell table:style-name="podCell">
                  <text:p>SubTableOneRowOneColumn</text:p>
                </table:table-cell>
              </table:table-row>
            </table:table>
            <text:p/>
          </table:table-cell>
        </table:table-row>
        <table:table-row>
          <table:table-cell table:style-name="podCell">
            <text:p>Within a <text:span text:style-name="podBold">para</text:span>graph</text:p>
          </table:table-cell>
          <table:table-cell table:style-name="podCell">
            <text:p><text:span text:style-name="podBold">Hello</text:span> non bold</text:p>
          </table:table-cell>
          <table:table-cell table:style-name="podCell">
            <text:p>Hello <text:span text:style-name="podBold">bold</text:span> not bold</text:p>
          </table:table-cell>
        </table:table-row>
      </table:table>
      <text:p><text:line-break/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